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095BE80347056B3D.png" manifest:media-type="image/png"/>
  <manifest:file-entry manifest:full-path="Pictures/100002010000064000000384476DA92E25D918ED.png" manifest:media-type="image/png"/>
  <manifest:file-entry manifest:full-path="Pictures/1000020100000640000003841451C30FEA84DF97.png" manifest:media-type="image/png"/>
  <manifest:file-entry manifest:full-path="Pictures/1000020100000640000003840D82C19D6AF4866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officeooo:rsid="000be657" officeooo:paragraph-rsid="000be657" style:font-size-asian="15.75pt" style:font-size-complex="18pt"/>
    </style:style>
    <style:style style:name="P2" style:family="paragraph" style:parent-style-name="Standard">
      <style:text-properties fo:font-size="18pt" style:text-underline-style="solid" style:text-underline-width="auto" style:text-underline-color="font-color" fo:font-weight="bold" officeooo:rsid="000da63d" officeooo:paragraph-rsid="000da63d" style:font-size-asian="15.75pt" style:font-weight-asian="bold" style:font-size-complex="18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da63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19.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15.33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10.20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<draw:frame draw:style-name="fr1" draw:name="Image1" text:anchor-type="paragraph" svg:x="0.058cm" svg:y="1.012cm" svg:width="16.803cm" svg:height="7.013cm" draw:z-index="0"><draw:image xlink:href="Pictures/1000020100000640000003841451C30FEA84DF97.png" xlink:type="simple" xlink:show="embed" xlink:actuate="onLoad" loext:mime-type="image/png"/></draw:frame><draw:frame draw:style-name="fr2" draw:name="Image2" text:anchor-type="paragraph" svg:x="-0.011cm" svg:y="16.859cm" svg:width="16.891cm" svg:height="6.722cm" draw:z-index="1"><draw:image xlink:href="Pictures/1000020100000640000003840D82C19D6AF48664.png" xlink:type="simple" xlink:show="embed" xlink:actuate="onLoad" loext:mime-type="image/png"/></draw:frame><draw:frame draw:style-name="fr3" draw:name="Image3" text:anchor-type="paragraph" svg:x="-0.011cm" svg:y="8.281cm" svg:width="16.891cm" svg:height="7.759cm" draw:z-index="2"><draw:image xlink:href="Pictures/100002010000064000000384476DA92E25D918ED.png" xlink:type="simple" xlink:show="embed" xlink:actuate="onLoad" loext:mime-type="image/png"/></draw:frame><text:s/><text:span text:style-name="T3">ECHO COMMAND</text:span></text:p>
      <text:p text:style-name="P1"/>
      <text:p text:style-name="P1"/>
      <text:p text:style-name="P1"><text:soft-page-break/></text:p>
      <text:p text:style-name="P2">Read command</text:p>
      <text:p text:style-name="P2"/>
      <text:p text:style-name="P2"><draw:frame draw:style-name="fr4" draw:name="Image4" text:anchor-type="paragraph" svg:width="16.891cm" svg:height="10.642cm" draw:z-index="3"><draw:image xlink:href="Pictures/100002010000064000000384095BE80347056B3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double #000000" style:border-line-width="0cm 0.004cm 0.002cm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6T14:36:08.159032431</meta:creation-date>
    <dc:date>2022-04-06T15:12:53.064587326</dc:date>
    <meta:editing-duration>PT26M44S</meta:editing-duration>
    <meta:editing-cycles>2</meta:editing-cycles>
    <meta:generator>LibreOffice/6.0.7.3$Linux_X86_64 LibreOffice_project/00m0$Build-3</meta:generator>
    <meta:document-statistic meta:table-count="0" meta:image-count="4" meta:object-count="0" meta:page-count="2" meta:paragraph-count="2" meta:word-count="4" meta:character-count="25" meta:non-whitespace-character-count="22"/>
  </office:meta>
</office:document-meta>
</file>